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e68" officeooo:paragraph-rsid="0002ce68"/>
    </style:style>
    <style:style style:name="P2" style:family="paragraph" style:parent-style-name="Standard">
      <style:text-properties officeooo:rsid="00045033" officeooo:paragraph-rsid="00045033"/>
    </style:style>
    <style:style style:name="P3" style:family="paragraph" style:parent-style-name="Standard">
      <style:text-properties officeooo:rsid="0006f09d" officeooo:paragraph-rsid="0006f09d"/>
    </style:style>
    <style:style style:name="P4" style:family="paragraph" style:parent-style-name="Standard">
      <style:text-properties officeooo:rsid="000770f0" officeooo:paragraph-rsid="000770f0"/>
    </style:style>
    <style:style style:name="P5" style:family="paragraph" style:parent-style-name="Standard">
      <style:text-properties officeooo:rsid="000ba805" officeooo:paragraph-rsid="000ba805"/>
    </style:style>
    <style:style style:name="P6" style:family="paragraph" style:parent-style-name="Standard">
      <style:text-properties officeooo:rsid="000506ee" officeooo:paragraph-rsid="000506ee"/>
    </style:style>
    <style:style style:name="P7" style:family="paragraph" style:parent-style-name="Standard">
      <style:text-properties officeooo:rsid="000c6b99" officeooo:paragraph-rsid="000770f0"/>
    </style:style>
    <style:style style:name="T1" style:family="text">
      <style:text-properties officeooo:rsid="0006f09d"/>
    </style:style>
    <style:style style:name="T2" style:family="text">
      <style:text-properties officeooo:rsid="000a04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Learning</text:p>
      <text:p text:style-name="P2">Deep learning can be used in predicting future stock prices. <text:span text:style-name="T1">While the data may be random there are many different algorithms that people use to tell if a stock is in an up trend , or down trend. This is what the neural net is being trained to recognize.</text:span></text:p>
      <text:p text:style-name="P2"/>
      <text:p text:style-name="P4">Many studies have been performed on machine learning, and the stock market. Many of the more recent ones have used <text:span text:style-name="T2">Deep Learning</text:span></text:p>
      <text:p text:style-name="P7"/>
      <text:p text:style-name="P4"/>
      <text:p text:style-name="P5">rolling forcasts</text:p>
      <text:p text:style-name="P5">time series cross validation</text:p>
      <text:p text:style-name="P5">https://medium.com/mlreview/a-simple-deep-learning-model-for-stock-price-prediction-using-tensorflow-30505541d877</text:p>
      <text:p text:style-name="P2"/>
      <text:p text:style-name="P2"/>
      <text:p text:style-name="P3">Show the graphs on different epochs</text:p>
      <text:p text:style-name="P2"/>
      <text:p text:style-name="P2"/>
      <text:p text:style-name="P2"/>
      <text:p text:style-name="P2">Other things that are being worked on</text:p>
      <text:p text:style-name="P2">a neural network that goes through the news for big events that might indicate success or failure for a stock</text:p>
      <text:p text:style-name="P6"><text:a xlink:type="simple" xlink:href="http://www.smallake.kr/wp-content/uploads/2017/04/329.pdf" text:style-name="Internet_20_link" text:visited-style-name="Visited_20_Internet_20_Link">http://www.smallake.kr/wp-content/uploads/2017/04/329.pdf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22:22:22.803255078</meta:creation-date>
    <dc:date>2018-04-27T00:21:35.297577939</dc:date>
    <meta:editing-duration>PT19H34M2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14" meta:character-count="790" meta:non-whitespace-character-count="686"/>
  </office:meta>
</office:document-meta>
</file>